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utomatonEntry.getParser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utomatonEntry.ParserAutomatonEntry( Parser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Transformer.setup( SourceResolver resolver , Map objectmodel , String src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arse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